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en" fo:country="US" style:font-size-asian="12pt" style:font-size-complex="12pt"/>
    </style:style>
    <style:style style:name="P2" style:family="paragraph" style:parent-style-name="Text_20_body">
      <style:paragraph-properties fo:margin-top="0cm" fo:margin-bottom="0.101cm" loext:contextual-spacing="false" fo:line-height="100%" fo:text-align="justify" style:justify-single-word="false"/>
      <style:text-properties fo:language="en" fo:country="US"/>
    </style:style>
    <style:style style:name="P3" style:family="paragraph" style:parent-style-name="Text_20_body">
      <style:paragraph-properties fo:margin-top="0cm" fo:margin-bottom="0.101cm" loext:contextual-spacing="false" fo:line-height="100%" fo:text-align="justify" style:justify-single-word="false"/>
      <style:text-properties fo:language="en" fo:country="US" officeooo:paragraph-rsid="00212131"/>
    </style:style>
    <style:style style:name="P4" style:family="paragraph" style:parent-style-name="Title">
      <style:text-properties fo:language="en" fo:country="US"/>
    </style:style>
    <style:style style:name="P5" style:family="paragraph" style:parent-style-name="Heading_20_2">
      <style:text-properties fo:language="en" fo:country="US"/>
    </style:style>
    <style:style style:name="P6" style:family="paragraph" style:parent-style-name="Standard" style:list-style-name="L1">
      <style:text-properties fo:language="en" fo:country="US"/>
    </style:style>
    <style:style style:name="P7" style:family="paragraph" style:parent-style-name="Standard" style:list-style-name="L1">
      <style:text-properties fo:language="en" fo:country="US" officeooo:paragraph-rsid="001d60ae"/>
    </style:style>
    <style:style style:name="T1" style:family="text">
      <style:text-properties officeooo:rsid="001d60ae"/>
    </style:style>
    <style:style style:name="T2" style:family="text">
      <style:text-properties fo:font-size="16pt" style:font-size-asian="16pt" style:font-size-complex="16pt"/>
    </style:style>
    <style:style style:name="T3" style:family="text">
      <style:text-properties style:font-name="Liberation Sans" fo:font-size="16pt" fo:font-weight="bold" officeooo:rsid="00212131" style:font-name-asian="Noto Sans CJK SC" style:font-size-asian="16pt" style:font-weight-asian="bold" style:font-name-complex="Lohit Devanagari" style:font-size-complex="16pt" style:font-weight-complex="bold"/>
    </style:style>
    <style:style style:name="T4" style:family="text">
      <style:text-properties fo:font-size="12pt" style:font-size-asian="12pt" style:font-size-complex="12pt"/>
    </style:style>
    <style:style style:name="T5" style:family="text">
      <style:text-properties fo:font-size="12pt" officeooo:rsid="00212131" style:font-size-asian="12pt" style:font-size-complex="12pt"/>
    </style:style>
    <style:style style:name="T6" style:family="text">
      <style:text-properties fo:font-size="12pt" officeooo:rsid="0022093e" style:font-size-asian="12pt" style:font-size-complex="12pt"/>
    </style:style>
    <style:style style:name="T7" style:family="text">
      <style:text-properties fo:font-size="12pt" officeooo:rsid="0023d5a3" style:font-size-asian="12pt" style:font-size-complex="12pt"/>
    </style:style>
    <style:style style:name="T8" style:family="text">
      <style:text-properties fo:font-size="12pt" officeooo:rsid="0024b536"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fo:font-style="italic" officeooo:rsid="0023d5a3"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852cm" fo:text-indent="-0.635cm" fo:margin-left="0.8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Notes on the concept of law <text:line-break/></text:span><text:span text:style-name="T3">based on </text:span><text:span text:style-name="T2">our seminar discussions</text:span></text:p>
      <text:p text:style-name="P1">Hans-Gert Gräbe, 29.01.2021</text:p>
      <text:p text:style-name="P2"><text:span text:style-name="T5">In our seminar </text:span><text:span text:style-name="T7">i</text:span><text:span text:style-name="T4">t </text:span><text:span text:style-name="T5">became </text:span><text:span text:style-name="T4">increasingly apparent that the concept of law is different in science and engineering. </text:span><text:span text:style-name="T5">In both cases it is </text:span><text:span text:style-name="T4">related to the need to accompany </text:span><text:span text:style-name="T5">own </text:span><text:span text:style-name="T4">practices with validly justified forms of description that meet accepted interpersonal standards. The </text:span><text:span text:style-name="T7">rigor</text:span><text:span text:style-name="T4"> of such justifications already differs within the sphere of science – a physicist may form the difference of two divergent series and proclaim "pi/3" as the result, which makes a mathematician's hair stand on end. To a justification of this operation, which is inadmissible from a mathematical point of view, may </text:span><text:span text:style-name="T5">be </text:span><text:span text:style-name="T4">the </text:span><text:span text:style-name="T5">physicist‘s </text:span><text:span text:style-name="T4">answer, perfectly acceptable to his fellow physicists: "For physical reasons".</text:span></text:p>
      <text:p text:style-name="P2"><text:span text:style-name="T4">Petrov's distinction in (Petrov 2020) of </text:span><text:span text:style-name="T9">law</text:span><text:span text:style-name="T4"> (necessary, essential, lasting, repeated phenomenon) and </text:span><text:span text:style-name="T10">regularities</text:span><text:span text:style-name="T9"> </text:span><text:span text:style-name="T4">(existence and development in accordance with laws) suggests a connection between elements of justification (law) and development through justified action. I understand the latter in such a way that engineering action in a cooperative context is connected with a requirement for justification that traces this action back to principles (</text:span><text:span text:style-name="T5">i.e. </text:span><text:span text:style-name="T4">laws) that are </text:span><text:span text:style-name="T5">accepted </text:span><text:span text:style-name="T4">in this context. Only in this way actions </text:span><text:span text:style-name="T5">can be understood by </text:span><text:span text:style-name="T4">third parties </text:span><text:span text:style-name="T5">to make </text:span><text:span text:style-name="T4">their </text:span><text:span text:style-name="T5">own </text:span><text:span text:style-name="T4">actions compatible.</text:span></text:p>
      <text:p text:style-name="P3"><text:span text:style-name="T4">With such an approach, we </text:span><text:span text:style-name="T5">are </text:span><text:span text:style-name="T4">in the context of a theory of knowledge such as </text:span><text:span text:style-name="T5">that of </text:span><text:span text:style-name="T4">(Berger/ Luckmann 1966) </text:span><text:span text:style-name="T5">who understands </text:span><text:span text:style-name="T4">knowledge as "legitimate interpretations of meaning", but with the special emphasis on </text:span><text:span text:style-name="T7">contextualization</text:span><text:span text:style-name="T4"> within cooperative contexts, </text:span><text:span text:style-name="T5">such that </text:span><text:span text:style-name="T4">these "legitimate interpretations of meaning" (as </text:span><text:span text:style-name="T7">contextualized</text:span><text:span text:style-name="T4"> "laws") are stratified themselves: Interpretations of meaning </text:span><text:span text:style-name="T7">recognized</text:span><text:span text:style-name="T4"> as legitimate within one context require a broader (or even different) legit</text:span><text:span text:style-name="T6">i</text:span><text:span text:style-name="T4">ma</text:span><text:span text:style-name="T6">­</text:span><text:span text:style-name="T4">tion and thus further justification in other contexts.</text:span></text:p>
      <text:p text:style-name="P3"><text:span text:style-name="T4">But this is precisely how the large corpus of justifications in (Goldovsky 1983) is constructed when read from back to front. A multi-layered universe of justification is built up in which the various "patterns" and "regularities" (term here according to Goldovsky) of technical development (sections 3-6) are embedded in contexts of justification that refer to "more general laws" in the sense of legitimate interpretations of meaning at a more general level, which in turn are embedded in contexts of justification in even more general contexts. The top level in (Goldovsky 1983) is formed by general laws of dialectics and the movement of matter, which are mentioned without further justification. The same applies to social laws, </text:span><text:span text:style-name="T5">even if </text:span><text:span text:style-name="T4">these are already partially justified among themselves.</text:span></text:p>
      <text:p text:style-name="P2"><text:span text:style-name="T4">In contrast to the "laws of (engineering) technical development", which </text:span><text:span text:style-name="T5">appeared</text:span><text:span text:style-name="T4">, like modern tech</text:span><text:span text:style-name="T6">­</text:span><text:span text:style-name="T4">nical practices as their basis, only recent</text:span><text:span text:style-name="T6">ly</text:span><text:span text:style-name="T4">, those "general laws" that are not further substantiated have already been part of the discursive canon of justification for centuries and are thus also appa</text:span><text:span text:style-name="T6">­</text:span><text:span text:style-name="T4">rently discursively fixed, as a large number of monographs on the subject suggest. However, the question remains as to whether such requirements for justification continue to develop as human practices continue to evolve, and whether massive changes in basic technologies, such as those accompanying the digital transformation, also lead to upheavals in the institutionalised forms of these requirements for justification. </text:span><text:span text:style-name="T8">The mere existence of </text:span><text:span text:style-name="T4">(Goldovsky 1983) </text:span><text:span text:style-name="T6">draws </text:span><text:span text:style-name="T4">evidence of this further develo</text:span><text:span text:style-name="T8">p</text:span><text:span text:style-name="T4">ment of contexts of justification.</text:span></text:p>
      <text:h text:style-name="P5" text:outline-level="2">References</text:h>
      <text:list xml:id="list1228048514" text:style-name="L1">
        <text:list-item>
          <text:p text:style-name="P6">Peter L. Berger, Thomas Luckmann (1966). The Social Construction of Reality. </text:p>
        </text:list-item>
        <text:list-item>
          <text:p text:style-name="P7">B.I.Goldovsky (1983). Система закономерностей построения и развития технических систем (The system of laws of construction and development of technical systems). https://wumm-project.github.io/TTS</text:p>
        </text:list-item>
        <text:list-item>
          <text:p text:style-name="P7">Hans-Gert Gräbe (2020). Die Menschen und ihre Technischen Systeme. (Human and their technical systems). LIFIS Online, Ma<text:span text:style-name="T1">y</text:span> 2020. https://wumm-project.github.io/TTS</text:p>
        </text:list-item>
        <text:list-item>
          <text:p text:style-name="P7"><text:soft-page-break/>Vladimir Petrov (2020). Законы и закономерности развития систем (Laws and patterns of systems development). Book in 4 volumes (in Russian), ISBN 978-5-0051-5728-7. https://wumm-project.github.io/T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20:21:26.514851942</meta:creation-date>
    <dc:date>2021-02-09T17:58:20.320878622</dc:date>
    <meta:editing-duration>PT20M22S</meta:editing-duration>
    <meta:editing-cycles>6</meta:editing-cycles>
    <meta:generator>LibreOffice/6.4.6.2$Linux_X86_64 LibreOffice_project/40$Build-2</meta:generator>
    <meta:document-statistic meta:table-count="0" meta:image-count="0" meta:object-count="0" meta:page-count="2" meta:paragraph-count="12" meta:word-count="607" meta:character-count="4193" meta:non-whitespace-character-count="3599"/>
  </office:meta>
</office:document-meta>
</file>